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1"/>
      <style:text-properties fo:language="pt" fo:country="BR"/>
    </style:style>
    <style:style style:name="P2" style:family="paragraph" style:parent-style-name="Heading_20_2">
      <style:text-properties fo:language="pt" fo:country="BR"/>
    </style:style>
    <style:style style:name="P3" style:family="paragraph" style:parent-style-name="Standard">
      <style:text-properties fo:language="pt" fo:country="BR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5" style:family="paragraph" style:parent-style-name="Standard">
      <style:text-properties fo:language="pt" fo:country="BR" officeooo:rsid="000b346b" officeooo:paragraph-rsid="000b346b" fo:background-color="#ffffff"/>
    </style:style>
    <style:style style:name="T1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T2" style:family="text">
      <style:text-properties fo:color="#1155cc" loext:opacity="100%" fo:language="pt" fo:country="BR" style:text-underline-style="solid" style:text-underline-width="auto" style:text-underline-color="font-color" fo:font-weight="bold" style:font-weight-asian="bold"/>
    </style:style>
    <style:style style:name="T3" style:family="text">
      <style:text-properties fo:language="pt" fo:country="BR"/>
    </style:style>
    <style:style style:name="T4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4td5867n5tlc"/>A01:2021-Broken Access Control</text:p>
      <text:p text:style-name="P2"><text:bookmark text:name="_y8ngxxyij61p"/>Exceto para recursos públicos, negar por padrão.</text:p>
      <text:p text:style-name="P3">O sistema de login do framework já faz a maioria do trabalho. Os únicos recursos que não precisam de autenticação são a tela de login e o processo de configuração inicial do sistema.</text:p>
      <text:p text:style-name="P3">Código: src/Controller/UsersController.php::ACTIONS_SEM_AUTENTICACAO;</text:p>
      <text:p text:style-name="P2"><text:bookmark text:name="_kiw6vzrrowc6"/>Implemente mecanismos de controle de acesso uma vez e reutilize-os em todo o aplicativo, incluindo a minimização do uso de Cross-Origin Resource Sharing (CORS).</text:p>
      <text:p text:style-name="P3">Somente para o CRUD de Users é necessário um controle de autorização. </text:p>
      <text:p text:style-name="P3">Código que aplica o controle: src/Controller/UsersController.php-&gt;beforeFilter()</text:p>
      <text:p text:style-name="P3">CORS não é utilizado.</text:p>
      <text:p text:style-name="P2"><text:bookmark text:name="_8ka0qlcvlrtl"/>Os controles de acesso ao modelo devem impor a propriedade do registro em vez de aceitar que o usuário possa criar, ler, atualizar ou excluir qualquer registro.</text:p>
      <text:p text:style-name="P3">O KAW tem dois tipos de usuário, o comum e o root. A única diferença entre eles é que o root pode executar ações consideradas de configuração do sistema. O restante das permissões são iguais. No KAW todos os usuários são donos de tudo.</text:p>
      <text:p text:style-name="P2"><text:bookmark text:name="_xf9c1shegqck"/>Os requisitos de limite de negócios de aplicativos exclusivos devem ser impostos por modelos de domínio.</text:p>
      <text:p text:style-name="P5">[falta aplicar]</text:p>
      <text:p text:style-name="P2"><text:bookmark text:name="_kad45ij8iayt"/>Desative a lista de diretórios do servidor da web e certifique-se de que os metadados do arquivo (por exemplo, o .git) e os arquivos de backup não estejam presentes nas raízes da web (web roots).</text:p>
      <text:p text:style-name="P3">Em README &gt; Configuração inicial da aplicação &gt; Ambiente de produção &gt; Item 2.1, ensina a configurar o Apache2 para considerar a pasta kaw/webroot/ como a raiz da aplicação.</text:p>
      <text:p text:style-name="P3">O arquivo kaw/.htaccess faz o trabalho de redirecionar para a pasta webroot/</text:p>
      <text:p text:style-name="P2"><text:bookmark text:name="_u5ntlak1jvu1"/><text:soft-page-break/>Registrar falhas de controle de acesso e alertar os administradores quando apropriado (por exemplo, falhas repetidas).</text:p>
      <text:p text:style-name="P5">[falta aplicar]</text:p>
      <text:p text:style-name="P2"><text:bookmark text:name="_x046oegqzdbf"/>Limite de taxa o acesso da API e do controlador para minimizar os danos do conjunto de ferramentas de ataque automatizado.</text:p>
      <text:p text:style-name="P5">[falta aplicar]</text:p>
      <text:p text:style-name="P2"><text:bookmark text:name="_fkd20zmeyw7j"/>Os identificadores de sessão com estado devem ser invalidados no servidor após o logout. Os tokens JWT sem estado devem ter vida curta, para que a janela de oportunidade para um invasor seja minimizada. Para JWTs de longa duração, é altamente recomendável seguir os padrões OAuth para revogar o acesso.</text:p>
      <text:p text:style-name="P4">Melhorado a segurança da Session e Cookies. Ler o arquivo kaw/config/app.examplo.php &gt; ‘Session’</text:p>
      <text:p text:style-name="P4"/>
      <text:p text:style-name="P3"/>
      <text:p text:style-name="Standard"><text:a xlink:type="simple" xlink:href="https://owasp.org/Top10/A02_2021-Cryptographic_Failures/" text:style-name="ListLabel_20_1" text:visited-style-name="ListLabel_20_1"><text:span text:style-name="T2">A02:2021-Cryptographic Failures</text:span></text:a></text:p>
      <text:p text:style-name="P3">O que foi feito:</text:p>
      <text:p text:style-name="P3">Commit: </text:p>
      <text:p text:style-name="P3"/>
      <text:p text:style-name="Standard"><text:a xlink:type="simple" xlink:href="https://owasp.org/Top10/A03_2021-Injection/" text:style-name="ListLabel_20_1" text:visited-style-name="ListLabel_20_1"><text:span text:style-name="T2">A03:2021-Injection</text:span></text:a><text:span text:style-name="T3"> </text:span></text:p>
      <text:p text:style-name="P3">O que foi feito:</text:p>
      <text:p text:style-name="P3">Commit: </text:p>
      <text:p text:style-name="P3"/>
      <text:p text:style-name="Standard"><text:a xlink:type="simple" xlink:href="https://owasp.org/Top10/A04_2021-Insecure_Design/" text:style-name="ListLabel_20_1" text:visited-style-name="ListLabel_20_1"><text:span text:style-name="T2">A04:2021-Insecure Design</text:span></text:a><text:span text:style-name="T3"> </text:span></text:p>
      <text:p text:style-name="P3">O que foi feito:</text:p>
      <text:p text:style-name="P3">Commit: </text:p>
      <text:p text:style-name="P3"/>
      <text:p text:style-name="Standard"><text:a xlink:type="simple" xlink:href="https://owasp.org/Top10/A05_2021-Security_Misconfiguration/" text:style-name="ListLabel_20_1" text:visited-style-name="ListLabel_20_1"><text:span text:style-name="T2">A05:2021-Security Misconfiguration</text:span></text:a><text:span text:style-name="T3"> </text:span></text:p>
      <text:p text:style-name="P3">O que foi feito:</text:p>
      <text:p text:style-name="P3">Commit: </text:p>
      <text:p text:style-name="P3"/>
      <text:p text:style-name="Standard"><text:a xlink:type="simple" xlink:href="https://owasp.org/Top10/A06_2021-Vulnerable_and_Outdated_Components/" text:style-name="ListLabel_20_1" text:visited-style-name="ListLabel_20_1"><text:span text:style-name="T2">A06:2021-Vulnerable and Outdated Components</text:span></text:a></text:p>
      <text:p text:style-name="P3">O que foi feito:</text:p>
      <text:p text:style-name="P3">Commit: </text:p>
      <text:p text:style-name="P3"/>
      <text:p text:style-name="Standard"><text:a xlink:type="simple" xlink:href="https://owasp.org/Top10/A07_2021-Identification_and_Authentication_Failures/" text:style-name="ListLabel_20_1" text:visited-style-name="ListLabel_20_1"><text:span text:style-name="T2">A07:2021-Identification and Authentication Failures</text:span></text:a><text:span text:style-name="T3"> </text:span></text:p>
      <text:p text:style-name="P3">O que foi feito:</text:p>
      <text:p text:style-name="P3">Commit: </text:p>
      <text:p text:style-name="P3"/>
      <text:p text:style-name="Standard"><text:soft-page-break/><text:a xlink:type="simple" xlink:href="https://owasp.org/Top10/A08_2021-Software_and_Data_Integrity_Failures/" text:style-name="ListLabel_20_1" text:visited-style-name="ListLabel_20_1"><text:span text:style-name="T2">A08:2021-Software and Data Integrity Failures</text:span></text:a></text:p>
      <text:p text:style-name="P3">O que foi feito:</text:p>
      <text:p text:style-name="P3">Commit: </text:p>
      <text:p text:style-name="P3"/>
      <text:p text:style-name="Standard"><text:a xlink:type="simple" xlink:href="https://owasp.org/Top10/A09_2021-Security_Logging_and_Monitoring_Failures/" text:style-name="ListLabel_20_1" text:visited-style-name="ListLabel_20_1"><text:span text:style-name="T2">A09:2021-Security Logging and Monitoring Failures</text:span></text:a><text:span text:style-name="T3"> </text:span></text:p>
      <text:p text:style-name="P3">O que foi feito:</text:p>
      <text:p text:style-name="P3">Commit: </text:p>
      <text:p text:style-name="P3"/>
      <text:p text:style-name="Standard"><text:a xlink:type="simple" xlink:href="https://owasp.org/Top10/A10_2021-Server-Side_Request_Forgery_%28SSRF%29/" text:style-name="ListLabel_20_1" text:visited-style-name="ListLabel_20_1"><text:span text:style-name="T2">A10:2021-Server-Side Request Forgery</text:span></text:a><text:span text:style-name="T3"> </text:span></text:p>
      <text:p text:style-name="P3">O que foi feito:</text:p>
      <text:p text:style-name="P3">Commit: 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4-21T07:53:52.128751182</dc:date>
    <meta:editing-duration>PT5M42S</meta:editing-duration>
    <meta:editing-cycles>2</meta:editing-cycles>
    <meta:document-statistic meta:table-count="0" meta:image-count="0" meta:object-count="0" meta:page-count="3" meta:paragraph-count="48" meta:word-count="433" meta:character-count="2839" meta:non-whitespace-character-count="2438"/>
  </office:meta>
</office:document-meta>
</file>